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8CFE68291D.png" manifest:media-type="image/png"/>
  <manifest:file-entry manifest:full-path="Pictures/1000000000000366000001CC3AE66BC4.png" manifest:media-type="image/png"/>
  <manifest:file-entry manifest:full-path="Pictures/10000000000003BD00000202BAB86D68.png" manifest:media-type="image/png"/>
  <manifest:file-entry manifest:full-path="Pictures/100000000000033E00000194E453C85D.png" manifest:media-type="image/png"/>
  <manifest:file-entry manifest:full-path="Pictures/10000000000002A8000001B8998432AE.png" manifest:media-type="image/png"/>
  <manifest:file-entry manifest:full-path="Pictures/100000000000034B000001F4D04033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783" officeooo:paragraph-rsid="001c0783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4055in" svg:height="4.6819in" draw:z-index="0"><draw:image xlink:href="Pictures/100000000000034B000001F4D040339A.png" xlink:type="simple" xlink:show="embed" xlink:actuate="onLoad"/></draw:frame></text:p>
      <text:p text:style-name="Standard"><draw:frame draw:style-name="fr2" draw:name="Image2" text:anchor-type="paragraph" svg:width="6.6929in" svg:height="4.3307in" draw:z-index="1"><draw:image xlink:href="Pictures/10000000000002A8000001B8998432AE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3" text:anchor-type="paragraph" svg:width="6.6929in" svg:height="3.2575in" draw:z-index="2"><draw:image xlink:href="Pictures/100000000000033E00000194E453C85D.png" xlink:type="simple" xlink:show="embed" xlink:actuate="onLoad"/></draw:frame><text:soft-page-break/></text:p>
      <text:p text:style-name="Standard"><draw:frame draw:style-name="fr1" draw:name="Image4" text:anchor-type="paragraph" svg:width="7.3016in" svg:height="4.3319in" draw:z-index="3"><draw:image xlink:href="Pictures/1000000000000366000001CC3AE66BC4.png" xlink:type="simple" xlink:show="embed" xlink:actuate="onLoad"/></draw:frame></text:p>
      <text:p text:style-name="Standard"/>
      <text:p text:style-name="P2"><draw:frame draw:style-name="fr2" draw:name="Image5" text:anchor-type="paragraph" svg:width="6.6929in" svg:height="1.1854in" draw:z-index="4"><draw:image xlink:href="Pictures/10000000000003160000008CFE68291D.png" xlink:type="simple" xlink:show="embed" xlink:actuate="onLoad"/></draw:frame></text:p>
      <text:p text:style-name="Standard"/>
      <text:p text:style-name="P1">Better quality of this image can be found as 2 separate images in Source/</text:p>
      <text:p text:style-name="Standard"><draw:frame draw:style-name="fr3" draw:name="Image6" text:anchor-type="paragraph" svg:x="-0.5807in" svg:y="0in" svg:width="6.6457in" svg:height="3.5945in" draw:z-index="5"><draw:image xlink:href="Pictures/10000000000003BD00000202BAB86D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23:53:41.747925825</meta:creation-date>
    <dc:date>2016-09-17T04:24:23.702824051</dc:date>
    <meta:editing-duration>PT4H15M31S</meta:editing-duration>
    <meta:editing-cycles>2</meta:editing-cycles>
    <meta:generator>LibreOffice/4.2.8.2$Linux_X86_64 LibreOffice_project/420m0$Build-2</meta:generator>
    <meta:document-statistic meta:table-count="0" meta:image-count="6" meta:object-count="0" meta:page-count="3" meta:paragraph-count="1" meta:word-count="14" meta:character-count="73" meta:non-whitespace-character-count="60"/>
  </office:meta>
</office:document-meta>
</file>